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face style:name="Liberation Serif" svg:font-family="'Liberation Serif'" style:font-adornments="Normal"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426cm" style:rel-column-width="20920*"/>
    </style:style>
    <style:style style:name="Tabel1.B" style:family="table-column">
      <style:table-column-properties style:column-width="5.715cm" style:rel-column-width="22035*"/>
    </style:style>
    <style:style style:name="Tabel1.C" style:family="table-column">
      <style:table-column-properties style:column-width="5.856cm" style:rel-column-width="22580*"/>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f550d" officeooo:paragraph-rsid="000f550d"/>
    </style:style>
    <style:style style:name="P3" style:family="paragraph" style:parent-style-name="Text_20_body">
      <style:text-properties officeooo:paragraph-rsid="0012d547"/>
    </style:style>
    <style:style style:name="P4" style:family="paragraph" style:parent-style-name="Text_20_body">
      <style:text-properties officeooo:paragraph-rsid="00144c44"/>
    </style:style>
    <style:style style:name="P5" style:family="paragraph" style:parent-style-name="Text_20_body">
      <style:text-properties officeooo:paragraph-rsid="001566d4"/>
    </style:style>
    <style:style style:name="P6" style:family="paragraph" style:parent-style-name="Text_20_body">
      <style:text-properties officeooo:rsid="001566d4" officeooo:paragraph-rsid="001566d4"/>
    </style:style>
    <style:style style:name="P7" style:family="paragraph" style:parent-style-name="Text_20_body">
      <style:text-properties officeooo:paragraph-rsid="0015ec34"/>
    </style:style>
    <style:style style:name="P8" style:family="paragraph" style:parent-style-name="Text_20_body">
      <style:text-properties officeooo:paragraph-rsid="0018ad20"/>
    </style:style>
    <style:style style:name="P9" style:family="paragraph" style:parent-style-name="Text_20_body">
      <style:text-properties officeooo:paragraph-rsid="001a778d"/>
    </style:style>
    <style:style style:name="P10" style:family="paragraph" style:parent-style-name="Text_20_body">
      <style:text-properties officeooo:rsid="00183eee" officeooo:paragraph-rsid="00183eee"/>
    </style:style>
    <style:style style:name="P11" style:family="paragraph" style:parent-style-name="Text_20_body">
      <style:text-properties officeooo:rsid="001b08c2" officeooo:paragraph-rsid="001b08c2"/>
    </style:style>
    <style:style style:name="P12" style:family="paragraph" style:parent-style-name="Footnote">
      <style:text-properties officeooo:rsid="0015ec34" officeooo:paragraph-rsid="0015ec34"/>
    </style:style>
    <style:style style:name="P13" style:family="paragraph" style:parent-style-name="Text_20_body" style:list-style-name="L1">
      <style:text-properties officeooo:rsid="001566d4" officeooo:paragraph-rsid="001566d4"/>
    </style:style>
    <style:style style:name="P14" style:family="paragraph" style:parent-style-name="Text_20_body">
      <style:text-properties officeooo:paragraph-rsid="001f232b"/>
    </style:style>
    <style:style style:name="P15" style:family="paragraph" style:parent-style-name="Text_20_body">
      <style:text-properties officeooo:paragraph-rsid="0012d547"/>
    </style:style>
    <style:style style:name="P16" style:family="paragraph" style:parent-style-name="Text_20_body">
      <style:text-properties officeooo:paragraph-rsid="00211eed"/>
    </style:style>
    <style:style style:name="T1" style:family="text">
      <style:text-properties fo:font-style="normal" style:font-style-asian="normal" style:font-style-complex="normal"/>
    </style:style>
    <style:style style:name="T2" style:family="text">
      <style:text-properties fo:font-style="normal" officeooo:rsid="0010b95a" style:font-style-asian="normal" style:font-style-complex="normal"/>
    </style:style>
    <style:style style:name="T3" style:family="text">
      <style:text-properties fo:font-style="normal" officeooo:rsid="0012d547" style:font-style-asian="normal" style:font-style-complex="normal"/>
    </style:style>
    <style:style style:name="T4" style:family="text">
      <style:text-properties fo:font-style="normal" officeooo:rsid="0013df59" style:font-style-asian="normal" style:font-style-complex="normal"/>
    </style:style>
    <style:style style:name="T5" style:family="text">
      <style:text-properties fo:font-style="normal" officeooo:rsid="00144c44" style:font-style-asian="normal" style:font-style-complex="normal"/>
    </style:style>
    <style:style style:name="T6" style:family="text">
      <style:text-properties fo:font-style="normal" officeooo:rsid="0015ec34" style:font-style-asian="normal" style:font-style-complex="normal"/>
    </style:style>
    <style:style style:name="T7" style:family="text">
      <style:text-properties fo:font-style="normal" officeooo:rsid="0018ad20" style:font-style-asian="normal" style:font-style-complex="normal"/>
    </style:style>
    <style:style style:name="T8" style:family="text">
      <style:text-properties fo:font-style="normal" officeooo:rsid="001a778d" style:font-style-asian="normal" style:font-style-complex="normal"/>
    </style:style>
    <style:style style:name="T9" style:family="text">
      <style:text-properties fo:font-style="normal" officeooo:rsid="001b08c2" style:font-style-asian="normal" style:font-style-complex="normal"/>
    </style:style>
    <style:style style:name="T10" style:family="text">
      <style:text-properties fo:font-style="normal" officeooo:rsid="001f232b" style:font-style-asian="normal" style:font-style-complex="normal"/>
    </style:style>
    <style:style style:name="T11" style:family="text">
      <style:text-properties fo:font-style="normal" officeooo:rsid="00211eed"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10b95a" style:font-style-asian="italic" style:font-style-complex="italic"/>
    </style:style>
    <style:style style:name="T14" style:family="text">
      <style:text-properties fo:font-style="italic" officeooo:rsid="00114067" style:font-style-asian="italic" style:font-style-complex="italic"/>
    </style:style>
    <style:style style:name="T15" style:family="text">
      <style:text-properties fo:font-style="italic" officeooo:rsid="00144c44" style:font-style-asian="italic" style:font-style-complex="italic"/>
    </style:style>
    <style:style style:name="T16" style:family="text">
      <style:text-properties fo:font-style="italic" officeooo:rsid="001566d4" style:font-style-asian="italic" style:font-style-complex="italic"/>
    </style:style>
    <style:style style:name="T17" style:family="text">
      <style:text-properties fo:font-style="italic" officeooo:rsid="0015ec34" style:font-style-asian="italic" style:font-style-complex="italic"/>
    </style:style>
    <style:style style:name="T18" style:family="text">
      <style:text-properties fo:font-style="italic" officeooo:rsid="0018ad20" style:font-style-asian="italic" style:font-style-complex="italic"/>
    </style:style>
    <style:style style:name="T19" style:family="text">
      <style:text-properties fo:font-style="italic" officeooo:rsid="001a778d" style:font-style-asian="italic" style:font-style-complex="italic"/>
    </style:style>
    <style:style style:name="T20" style:family="text">
      <style:text-properties fo:font-style="italic" officeooo:rsid="001f232b" style:font-style-asian="italic" style:font-style-complex="italic"/>
    </style:style>
    <style:style style:name="T21" style:family="text">
      <style:text-properties fo:font-style="italic" officeooo:rsid="00211eed" style:font-style-asian="italic" style:font-style-complex="italic"/>
    </style:style>
    <style:style style:name="T22" style:family="text">
      <style:text-properties style:font-name="DejaVu Sans" fo:font-style="normal" style:font-name-asian="DejaVu Sans" style:font-style-asian="normal" style:font-name-complex="DejaVu Sans" style:font-style-complex="normal"/>
    </style:style>
    <style:style style:name="T23" style:family="text">
      <style:text-properties officeooo:rsid="000f550d"/>
    </style:style>
    <style:style style:name="T24" style:family="text">
      <style:text-properties officeooo:rsid="0010b95a"/>
    </style:style>
    <style:style style:name="T25" style:family="text">
      <style:text-properties officeooo:rsid="00114067"/>
    </style:style>
    <style:style style:name="T26" style:family="text">
      <style:text-properties officeooo:rsid="0012d547"/>
    </style:style>
    <style:style style:name="T27" style:family="text">
      <style:text-properties officeooo:rsid="00144c44"/>
    </style:style>
    <style:style style:name="T28" style:family="text">
      <style:text-properties officeooo:rsid="001566d4"/>
    </style:style>
    <style:style style:name="T29" style:family="text">
      <style:text-properties officeooo:rsid="0015ec34"/>
    </style:style>
    <style:style style:name="T30" style:family="text">
      <style:text-properties officeooo:rsid="00173216"/>
    </style:style>
    <style:style style:name="T31" style:family="text">
      <style:text-properties officeooo:rsid="00183eee"/>
    </style:style>
    <style:style style:name="T32" style:family="text">
      <style:text-properties officeooo:rsid="0018ad20"/>
    </style:style>
    <style:style style:name="T33" style:family="text">
      <style:text-properties officeooo:rsid="001a778d"/>
    </style:style>
    <style:style style:name="T34" style:family="text">
      <style:text-properties officeooo:rsid="001b08c2"/>
    </style:style>
    <style:style style:name="T35" style:family="text">
      <style:text-properties officeooo:rsid="001eedde"/>
    </style:style>
    <style:style style:name="T36" style:family="text">
      <style:text-properties officeooo:rsid="001f232b"/>
    </style:style>
    <style:style style:name="T37" style:family="text">
      <style:text-properties officeooo:rsid="00211e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256869409216" text:id="ct2256869409216">
          <text:deletion>
            <office:change-info>
              <dc:creator>ukendt</dc:creator>
              <dc:date>2008-09-13T17:41:00</dc:date>
            </office:change-info>
            <text:p text:style-name="Stand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åndbog for stavekontrollører”</text:h>
      <text:h text:style-name="Heading_20_2" text:outline-level="2">Introduktion til Stavekontrolden</text:h>
      <text:p text:style-name="Text_20_body">Stavekontroldens ordliste er ikke bare ”flad” liste over ord. Det er en ”intelligent” ordliste, hvor hvert enkelt ord er forsynet med detaljerede informationer om hvordan ordet bøjes. Dette har som konsekvens, at det kun er ordets grundform, der skal stå i ordlisten, idet bøjningsformerne jo skal kunne udledes af de ekstra-informationer, ordet er forsynet med. Hvordan dette fungerer ”under motorhjelmen”, skal ikke beskrives detaljeret her, da denne vejledning har til formål at få nye bidragydere i gang hurtigst muligt.</text:p>
      <text:h text:style-name="Heading_20_3" text:outline-level="3">Ordklasse</text:h>
      <text:p text:style-name="Text_20_body">For svagt bøjede ord afgør Stavekontrolden ordets bøjningsmønster ud fra ordklassen + lidt ekstra information (f. eks. fælleskøn/intetkøn o. l.)</text:p>
      <text:p text:style-name="Text_20_body">Overordnet findes der følgende ordklasser i Stavekontrolden:</text:p>
      <table:table table:name="Tabel1" table:style-name="Tabel1">
        <table:table-column table:style-name="Tabel1.A"/>
        <table:table-column table:style-name="Tabel1.B"/>
        <table:table-column table:style-name="Tabel1.C"/>
        <table:table-row>
          <table:table-cell table:style-name="Tabel1.A1" office:value-type="string">
            <text:p text:style-name="P1">Betegnelse i Stavekontrolden</text:p>
          </table:table-cell>
          <table:table-cell table:style-name="Tabel1.A1" office:value-type="string">
            <text:p text:style-name="P1">Evt. supplerende betegnelse</text:p>
          </table:table-cell>
          <table:table-cell table:style-name="Tabel1.C1" office:value-type="string">
            <text:p text:style-name="P1">Eksempler </text:p>
          </table:table-cell>
        </table:table-row>
        <table:table-row>
          <table:table-cell table:style-name="Tabel1.A2" office:value-type="string">
            <text:p text:style-name="Standard">Adjektiv</text:p>
          </table:table-cell>
          <table:table-cell table:style-name="Tabel1.A2" office:value-type="string">
            <text:p text:style-name="Standard">Tillægsord</text:p>
          </table:table-cell>
          <table:table-cell table:style-name="Tabel1.C2" office:value-type="string">
            <text:p text:style-name="Standard"><text:span text:style-name="T23">b</text:span>lød, hård, rund, rød, blå, grøn</text:p>
          </table:table-cell>
        </table:table-row>
        <table:table-row>
          <table:table-cell table:style-name="Tabel1.A2" office:value-type="string">
            <text:p text:style-name="Standard">Adverbium </text:p>
          </table:table-cell>
          <table:table-cell table:style-name="Tabel1.A2" office:value-type="string">
            <text:p text:style-name="Standard">Biord</text:p>
          </table:table-cell>
          <table:table-cell table:style-name="Tabel1.C2" office:value-type="string">
            <text:p text:style-name="Standard"><text:change text:change-id="ct2256869409216"/><text:span text:style-name="T36">kun, dernede, desuden</text:span></text:p>
          </table:table-cell>
        </table:table-row>
        <table:table-row>
          <table:table-cell table:style-name="Tabel1.A2" office:value-type="string">
            <text:p text:style-name="Standard">Forkortelse </text:p>
          </table:table-cell>
          <table:table-cell table:style-name="Tabel1.A2" office:value-type="string">
            <text:p text:style-name="P2"/>
          </table:table-cell>
          <table:table-cell table:style-name="Tabel1.C2" office:value-type="string">
            <text:p text:style-name="Standard">f.eks., <text:span text:style-name="T23">jf., km, c</text:span>and.</text:p>
          </table:table-cell>
        </table:table-row>
        <table:table-row>
          <table:table-cell table:style-name="Tabel1.A2" office:value-type="string">
            <text:p text:style-name="Standard">Konjunktion</text:p>
          </table:table-cell>
          <table:table-cell table:style-name="Tabel1.A2" office:value-type="string">
            <text:p text:style-name="P2">Bindeord</text:p>
          </table:table-cell>
          <table:table-cell table:style-name="Tabel1.C2" office:value-type="string">
            <text:p text:style-name="P2">og, eller, men, dersom, når</text:p>
          </table:table-cell>
        </table:table-row>
        <table:table-row>
          <table:table-cell table:style-name="Tabel1.A2" office:value-type="string">
            <text:p text:style-name="Standard">Lydord </text:p>
          </table:table-cell>
          <table:table-cell table:style-name="Tabel1.A2" office:value-type="string">
            <text:p text:style-name="Standard"/>
          </table:table-cell>
          <table:table-cell table:style-name="Tabel1.C2" office:value-type="string">
            <text:p text:style-name="Standard"><text:span text:style-name="T23">b</text:span>ang, <text:span text:style-name="T23">av</text:span></text:p>
          </table:table-cell>
        </table:table-row>
        <table:table-row>
          <table:table-cell table:style-name="Tabel1.A2" office:value-type="string">
            <text:p text:style-name="Standard">Pronomen </text:p>
          </table:table-cell>
          <table:table-cell table:style-name="Tabel1.A2" office:value-type="string">
            <text:p text:style-name="Standard">Stedord</text:p>
          </table:table-cell>
          <table:table-cell table:style-name="Tabel1.C2" office:value-type="string">
            <text:p text:style-name="Standard"><text:span text:style-name="T23">d</text:span>en, <text:span text:style-name="T23">det, han, hun, sin</text:span></text:p>
          </table:table-cell>
        </table:table-row>
        <table:table-row>
          <table:table-cell table:style-name="Tabel1.A2" office:value-type="string">
            <text:p text:style-name="Standard">Proprium </text:p>
          </table:table-cell>
          <table:table-cell table:style-name="Tabel1.A2" office:value-type="string">
            <text:p text:style-name="Standard">Egennavn</text:p>
          </table:table-cell>
          <table:table-cell table:style-name="Tabel1.C2" office:value-type="string">
            <text:p text:style-name="Standard">Peter, Anne, <text:span text:style-name="T32">Danmark</text:span></text:p>
          </table:table-cell>
        </table:table-row>
        <table:table-row>
          <table:table-cell table:style-name="Tabel1.A2" office:value-type="string">
            <text:p text:style-name="Standard">Præfix </text:p>
          </table:table-cell>
          <table:table-cell table:style-name="Tabel1.A2" office:value-type="string">
            <text:p text:style-name="Standard">Forstavelse</text:p>
          </table:table-cell>
          <table:table-cell table:style-name="Tabel1.C2" office:value-type="string">
            <text:p text:style-name="Standard"><text:span text:style-name="T23">m</text:span>illi, kilo</text:p>
          </table:table-cell>
        </table:table-row>
        <table:table-row>
          <table:table-cell table:style-name="Tabel1.A2" office:value-type="string">
            <text:p text:style-name="Standard">Præposition </text:p>
          </table:table-cell>
          <table:table-cell table:style-name="Tabel1.A2" office:value-type="string">
            <text:p text:style-name="Standard">Forholdsord</text:p>
          </table:table-cell>
          <table:table-cell table:style-name="Tabel1.C2" office:value-type="string">
            <text:p text:style-name="Standard"><text:span text:style-name="T23">o</text:span>ver, <text:span text:style-name="T23">i, under, bagved</text:span></text:p>
          </table:table-cell>
        </table:table-row>
        <table:table-row>
          <table:table-cell table:style-name="Tabel1.A2" office:value-type="string">
            <text:p text:style-name="Standard">Substantiv</text:p>
          </table:table-cell>
          <table:table-cell table:style-name="Tabel1.A2" office:value-type="string">
            <text:p text:style-name="Standard">Navneord</text:p>
          </table:table-cell>
          <table:table-cell table:style-name="Tabel1.C2" office:value-type="string">
            <text:p text:style-name="Standard"><text:span text:style-name="T23">s</text:span>tol, bord, have, hus, kat</text:p>
          </table:table-cell>
        </table:table-row>
        <table:table-row>
          <table:table-cell table:style-name="Tabel1.A2" office:value-type="string">
            <text:p text:style-name="Standard">Talord</text:p>
          </table:table-cell>
          <table:table-cell table:style-name="Tabel1.A2" office:value-type="string">
            <text:p text:style-name="Standard"/>
          </table:table-cell>
          <table:table-cell table:style-name="Tabel1.C2" office:value-type="string">
            <text:p text:style-name="Standard"><text:span text:style-name="T23">e</text:span>n, to, tre, otte, syvogtredive</text:p>
          </table:table-cell>
        </table:table-row>
        <table:table-row>
          <table:table-cell table:style-name="Tabel1.A2" office:value-type="string">
            <text:p text:style-name="Standard">Verbum</text:p>
          </table:table-cell>
          <table:table-cell table:style-name="Tabel1.A2" office:value-type="string">
            <text:p text:style-name="Standard">Udsagnsord</text:p>
          </table:table-cell>
          <table:table-cell table:style-name="Tabel1.C2" office:value-type="string">
            <text:p text:style-name="Standard"><text:span text:style-name="T23">g</text:span>å, kigge, hoppe, handle</text:p>
          </table:table-cell>
        </table:table-row>
      </table:table>
      <text:p text:style-name="Standard"/>
      <text:p text:style-name="P8">Dette er kun de overordnede kategorier. Flere af kategorierne <text:span text:style-name="T32">er opdelt i forskellige ordklasser</text:span>, som definerer det specifikke bøjningsmønster. </text:p>
      <text:p text:style-name="Text_20_body"><text:span text:style-name="T23">Specielt for substantiver: </text:span><text:span text:style-name="T24">Ordklasserne</text:span><text:span text:style-name="T23"> med ”torso” </text:span><text:span text:style-name="T24">i navnet</text:span><text:span text:style-name="T23"> er ord, som ikke bøjes i flertal, </text:span><text:span text:style-name="T24">f.eks. </text:span><text:span text:style-name="T13">forskning</text:span><text:span text:style-name="T2"> og </text:span><text:span text:style-name="T13">ansvar</text:span>. <text:span text:style-name="T24">Der findes også en ordklasse for ord som kun </text:span><text:span text:style-name="T36">findes som flertal</text:span><text:span text:style-name="T24">, f.eks. </text:span><text:span text:style-name="T13">penge</text:span> <text:span text:style-name="T24">og </text:span><text:span text:style-name="T13">tropper</text:span>.</text:p>
      <text:p text:style-name="P8"><text:span text:style-name="T25">En del substantiver med uregelmæssig (stærk) bøjning kan opdeles i en regelmæssig torso og en regelmæssig flertalsform. Eksempelvis kunne ordet </text:span><text:span text:style-name="T14">nat</text:span> <text:span text:style-name="T25">lægges ind som med stærke bøjninger, </text:span><text:span text:style-name="T32">og angive alle former:</text:span><text:span text:style-name="T25"> </text:span><text:span text:style-name="T14">nat, nats, natten, nattens, nætter, nætter, nætterne, nætternes</text:span>. <text:span text:style-name="T25">Men i stedet for at skrive en lang række bøjningsformer af samme ord, er det lagt ind som 2 ord: </text:span><text:span text:style-name="T14">nat</text:span> <text:span text:style-name="T25">(fælleskøn, torso med konsonantfordobling) og </text:span><text:span text:style-name="T14">nætter</text:span> <text:span text:style-name="T25">(</text:span><text:span text:style-name="T36">kun flertalsformer</text:span><text:span text:style-name="T25">).</text:span></text:p>
      <text:h text:style-name="Heading_20_3" text:outline-level="3">Fugeelement</text:h>
      <text:p text:style-name="P14">Ud over ordklasseinformationerne opbevarer Stavekontrolden for hvert ord oplysninger om <text:span text:style-name="T1">et såkaldt </text:span><text:span text:style-name="T12">fugeelement</text:span><text:span text:style-name="T1">. Man skal forestille sig fugeelementet som et ekstra element, som automatisk </text:span><text:soft-page-break/><text:span text:style-name="T1">indsættes </text:span><text:span text:style-name="T12">efter</text:span><text:span text:style-name="T1"> ordet, hvis ordet udgør det første led i en sammensætning. </text:span><text:span text:style-name="T10">Rigtig mange danske ord </text:span><text:span text:style-name="T1"><text:s/>(i hvert fald substantiver) kan </text:span><text:span text:style-name="T10">indgå</text:span><text:span text:style-name="T1"> i en sammensætning </text:span><text:span text:style-name="T12">uden</text:span><text:span text:style-name="T1"> at der skal indsættes noget som bindeled. I disse tilfælde er fugeelementet blot ”ingenting”, også kaldet ”den tomme mængde”, som i matematikken skrives med symbolet </text:span><text:span text:style-name="T3">Ø</text:span><text:span text:style-name="T22">. </text:span></text:p>
      <text:p text:style-name="P14">Fugeelementet er nøglen til den måde, Stavekontrolden behandler ordsammensætninger på. Takket være dette koncept <text:span text:style-name="T36">kan Stavekontrolden genkende gyldige sammensætninger af ord, som ikke nødvendigvis er lagt ind. Da </text:span><text:span text:style-name="T20">klaver</text:span><text:span text:style-name="T36"> har fugeelement Ø, genkendes også alle de sammensætninger, som starter med ”klaver”, f.eks. </text:span><text:span text:style-name="T20">klaverbænk</text:span><text:span text:style-name="T10"> og </text:span><text:span text:style-name="T20">klavermusik</text:span><text:span text:style-name="T10">, uden at disse nødvendigvis er lagt ind. </text:span>Ulempen er, at Stavekontrolden også accepterer en hel masse absurde sammensætninger, som starter med ”klaver” (f. eks. klaverskib, klaverhandske). Men det kan vi leve med, fordi Stavekontroldens opgave ikke er at afgøre om en given ordsammensætning ”findes”, men udelukkende om den er rigtigt stavet. <text:span text:style-name="T26">I øvrigt er det svært at afgøre, hvornår et ord findes – hvis nogen lancerede handsker specielt egnede til at spille klaver med, så ville ”klaverhandske” pludselig være et meningsfuldt ord!</text:span></text:p>
      <text:p text:style-name="P3">Stavekontrolden forholder sig altså ikke til om det er meningsfuldt eller ej at skrive ”klaverhandske” - men hvis nogen skulle finde på at skrive ”klaverhanske”, så vil det blive opfattet som en fejlstavning.</text:p>
      <text:h text:style-name="Heading_20_3" text:outline-level="3">Fagtermkategori</text:h>
      <text:p text:style-name="Text_20_body">Det primære formål med Stavekontrold-projektet er at lave en <text:span text:style-name="T12">generel</text:span><text:span text:style-name="T1"> dansk ordliste. Men </text:span><text:span text:style-name="T3">fagtermer kan udmærket også have plads i ordbogen, så længe de har en eller anden relation til det danske sprog. </text:span><text:span text:style-name="T7">Nogle af disse kan være låneord fra et fremmedsprog f.eks. er </text:span><text:span text:style-name="T18">computer</text:span> <text:span text:style-name="T32">oprindeligt et engelsk ord, men indgår nu i dansk og med dansk bøjning (mens de færreste skriver datamat). Andre fagtermer kan være </text:span><text:span text:style-name="T4">ord, som ikke findes i en typisk ordbog, men som er absolut gyldige danske ord i nogle faggrupper. </text:span></text:p>
      <text:p text:style-name="P3"><text:span text:style-name="T3">For at give et overblik, og måske for på et tidspunkt at lave særlige fag-ordbøger, er det muligt at angive at et ord er en fagterm.</text:span></text:p>
      <text:h text:style-name="Heading_20_3" text:outline-level="3">Status</text:h>
      <text:p text:style-name="P4"><text:span text:style-name="T27">Med menuen ”Giv os dine ord” er det muligt at lægge ord fra en tekstfil ind til nærmere behandling. Disse nye ord får status </text:span><text:span text:style-name="T15">Oprettet</text:span>. </text:p>
      <text:p text:style-name="Text_20_body"><text:span text:style-name="T27">Når ordet behandles, rykker det som udgangspunkt en ordklasse op til </text:span><text:span text:style-name="T15">Tildelt ordklasse</text:span>. <text:span text:style-name="T27">Det er dog også muligt at at afvise ordet (hvis det f.eks. var en fejlstavning af et eksisterende ord, eller et ord som blot var nyt fordi det var del af et fremmedsproget citat) ved at tildele det ordklassen </text:span><text:span text:style-name="T15">Afvist</text:span>. <text:span text:style-name="T27">Er man i tvivl, kan man sparke ordet til hjørne med ordklassen </text:span><text:span text:style-name="T15">Uplacerbar</text:span>.</text:p>
      <text:p text:style-name="P5"><text:span text:style-name="T27">Selv om man gør sig umage, er det umuligt helt at undgå fejl, derfor kan vi hjælpes ad ved at kontrollere hinandens tildeling af ordklasser. Hvis et ord med status </text:span><text:span text:style-name="T12">Tildelt</text:span><text:span text:style-name="T15"> ordklasse</text:span> <text:span text:style-name="T27">behandles igen, ændrer det status til </text:span><text:span text:style-name="T15">Indstillet</text:span><text:span text:style-name="T5">, og herfra til højeste status </text:span><text:span text:style-name="T15">Godkendt</text:span>. </text:p>
      <text:p text:style-name="Text_20_body"><text:span text:style-name="T28">Fanger man en fejl, kan ordet sparkes til hjørne med status </text:span><text:span text:style-name="T16">Afvist ordklassetildeling</text:span> <text:span text:style-name="T28">eller endnu bedre: man kan selv rette til den korrekte ordklasse. Da ingen er fuldkommen, er det god tone at </text:span><text:span text:style-name="T37">sætte status til</text:span><text:span text:style-name="T28"> </text:span><text:span text:style-name="T16">Tildelt ordklasse</text:span>, <text:span text:style-name="T28">når man laver en rettelse. Meget gerne sammen med en kommentar om ændringen i kommentarfeltet. </text:span><text:span text:style-name="T37">Med status </text:span><text:span text:style-name="T21">Tildelt ordklasse</text:span><text:span text:style-name="T11"> er ordet stadig med i ordbogen, men den relativt lave status markerer at ordet i sin nuværende form kun er kontrolleret af en enkelt person.</text:span></text:p>
      <text:p text:style-name="Text_20_body"><text:span text:style-name="T28">Når filerne til ordbogen dannes, er det med alle ord med status </text:span><text:span text:style-name="T16">Tildelt ordklasse</text:span>, <text:span text:style-name="T16">Indstillet</text:span> <text:span text:style-name="T28">og </text:span><text:span text:style-name="T16">Godkendt</text:span>. <text:span text:style-name="T28">Niveauet kunne godt lægges højere, sådan at f.eks. </text:span><text:span text:style-name="T16">Tildelt ordklasse</text:span> <text:span text:style-name="T28">ikke kom med. Men så ville rigtig mange ord komme til at mangle i ordbogen, fordi de frivillige ressourcer er begrænsede. Det er derfor vurderet at være vigtigere at have alle disse ord med, og så acceptere at </text:span><text:soft-page-break/><text:span text:style-name="T28">der er enkelte fejl – som vi sammen kan rette efterhånden som de opdages.</text:span></text:p>
      <text:h text:style-name="Heading_20_2" text:outline-level="2">Behandling af ord</text:h>
      <text:p text:style-name="P9">Vælg punktet ”Behandling af ord” i menuen. <text:span text:style-name="T33">Her ser du en liste, der som udgangspunkt viser alle ord med status </text:span><text:span text:style-name="T19">Tildelt ordklasse</text:span> <text:span text:style-name="T33">eller højere. Men du kan angive en anden status, f.eks. </text:span><text:span text:style-name="T19">Oprettet</text:span> <text:span text:style-name="T33">(nye ord, som endnu ikke er tildelt ordklasse),</text:span> <text:span text:style-name="T33">eller du kan se på specifikke ord. </text:span></text:p>
      <text:p text:style-name="P16"><text:span text:style-name="T33">Du behandler et ord ved at klikke på det i listen. Der kommer så en formular op, der som udgangspunkt foreslår at status skal rykke én plads op. Du kan så godkende nuværende ordklasse m.v. ved klikke Gem eller Næste (eller Forrige). Hvis du finder en fejl, så ret den og angiv status til </text:span><text:span text:style-name="T19">Tildelt ordklasse</text:span><text:span text:style-name="T8">. </text:span><text:span text:style-name="T9">Ønsker du ikke at tage stilling, så luk formularen med Fortryd eller på krydset i øverste højre hjørne.</text:span></text:p>
      <text:p text:style-name="P16"><text:span text:style-name="T33">Ønsker du et se på specifikke ord, så skriv en del af ordet og angiv, om det du har skrevet blot skal indgå </text:span><text:span text:style-name="T19">i ord</text:span>, <text:span text:style-name="T33">eller </text:span><text:span text:style-name="T19">begyndelsen</text:span> <text:span text:style-name="T33">eller </text:span><text:span text:style-name="T19">slutningen</text:span> <text:span text:style-name="T33">af ordet. Hvis du angiver </text:span><text:span text:style-name="T19">Hele strengen</text:span>, <text:span text:style-name="T33">så skal ordet passe præcist, men med to joker-tegn: % og _. Her angiver % en streng af en vilkårlig længde, mens _ er præcist ét tegn. F.eks. vil strengen </text:span><text:span text:style-name="T19">%m_nd</text:span> <text:span text:style-name="T33">finde alle ord som ender på </text:span><text:span text:style-name="T19">mand</text:span> <text:span text:style-name="T33">eller</text:span><text:span text:style-name="T19"> mund</text:span><text:span text:style-name="T8"> eller</text:span><text:span text:style-name="T19"> mænd</text:span> <text:span text:style-name="T33">(og formodentlig nogle stykker til).</text:span></text:p>
      <text:h text:style-name="Heading_20_3" text:outline-level="3">Hvordan afgør man, om et ord eksisterer?</text:h>
      <text:p text:style-name="P6">På nettet findes en række vigtige værktøjer:</text:p>
      <text:list xml:id="list3670396368" text:style-name="L1">
        <text:list-item>
          <text:p text:style-name="P13">Retskrivningsordbogen på <text:a xlink:type="simple" xlink:href="http://www.dsn.dk/ro" text:style-name="Internet_20_link" text:visited-style-name="Visited_20_Internet_20_Link">www.dsn.dk/ro</text:a></text:p>
        </text:list-item>
        <text:list-item>
          <text:p text:style-name="P13">Den Danske Ordbog på <text:a xlink:type="simple" xlink:href="http://www.ordnet.dk/" text:style-name="Internet_20_link" text:visited-style-name="Visited_20_Internet_20_Link">www.ordnet.dk</text:a></text:p>
        </text:list-item>
        <text:list-item>
          <text:p text:style-name="P13">Den Store Danske (Encyklopædi) <text:span text:style-name="T35">mv.</text:span> på <text:a xlink:type="simple" xlink:href="http://www.lex.dk/" text:style-name="Internet_20_link" text:visited-style-name="Visited_20_Internet_20_Link"><text:span text:style-name="T35">www.lex.dk</text:span></text:a></text:p>
        </text:list-item>
      </text:list>
      <text:p text:style-name="P16"><text:span text:style-name="T37">Disse værktøjer er frit tilgængelige.</text:span><text:span text:style-name="T37"><text:note text:id="ftn0" text:note-class="footnote"><text:note-citation>1</text:note-citation><text:note-body><text:p text:style-name="P12"><text:span text:style-name="T37">Og da Stavekontrold-projektet var nyt, donerede </text:span>Det Danske Sprog- og Litteraturselskab, som står bag Den Danske Ordbog, yderst venligt doneret <text:span text:style-name="T37">over</text:span> 50.000 færdigbehandlede ord til Stavekontrolden.</text:p></text:note-body></text:note></text:span><text:span text:style-name="T29"> </text:span>Danske Wikipedia på <text:a xlink:type="simple" xlink:href="http://www.wikipedia.dk/" text:style-name="Internet_20_link" text:visited-style-name="Visited_20_Internet_20_Link">www.wikipedia.dk</text:a> er også en god ressource, <text:span text:style-name="T34">blot man er opmærksom på at her er større risiko for fejl</text:span>, da alle jo kan rette i den.</text:p>
      <text:p text:style-name="P7"><text:span text:style-name="T29">Intet værk indeholder </text:span><text:span text:style-name="T17">alle</text:span> <text:span text:style-name="T29">ord. </text:span><text:span text:style-name="T1">Af og til sidder man med et ord, som man synes bør være med i ordlisten, men som ikke er med i </text:span><text:span text:style-name="T6">nogle af ordbøgerne (endnu i hvert fald).</text:span><text:span text:style-name="T1"> I så fald beder vi om, at man i kommentarlinjen skriver </text:span><text:span text:style-name="T6">en kommentar om ordet</text:span><text:span text:style-name="T1"> – meget gerne med en henvisning til et websted, hvor ordet forekommer, eller en henvisning til en anden ordbog, hvor ordet er med.</text:span></text:p>
      <text:h text:style-name="Heading_20_3" text:outline-level="3">Om sammensætninger</text:h>
      <text:p text:style-name="Text_20_body">Du vil meget ofte komme ud for ord, som er sammensat af to eller flere ord. Ordsammensætninger godkender vi hvis det er et almindeligt forekommende ord. <text:span text:style-name="T30">Hvis det </text:span><text:span text:style-name="T31">er en meget specialiseret sammensætning, men sprogligt gyldig, så tjek hellere om den første del har fugeelement.</text:span></text:p>
      <text:p text:style-name="P10">Ordforslag i f.eks. LibreOffice og OpenOffice vil kun være blandt ord som faktisk findes i ordbogen, ikke blandt ord som kunne konstrueres som sammensætning. <text:span text:style-name="T34">Det er altså ikke spildt at tilføje et (ofte forekommende) sammensat ord, selv om det allerede accepteres som en sammensætning.</text:span></text:p>
      <text:p text:style-name="P10"/>
      <text:p text:style-name="P11">God fornøjelse og arbejdslyst! Dit arbejde kommer andre brugere til glæde, når ordbogen udgives i ny vers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face style:name="Liberation Serif" svg:font-family="'Liberation Serif'" style:font-adornments="Normal"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a" fo:country="DK" style:font-name-asian="DejaVu Sans1" style:font-size-asian="12pt" style:language-asian="da" style:country-asian="DK" style:font-name-complex="DejaVu Sans1"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a" fo:country="DK" style:font-name-asian="DejaVu Sans1" style:font-size-asian="12pt" style:language-asian="da" style:country-asian="DK" style:font-name-complex="DejaVu Sans1" style:font-size-complex="12pt" style:language-complex="da" style:country-complex="D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Normal"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1">
        <style:list-level-properties text:min-label-distance="0.381cm"/>
      </text:outline-level-style>
      <text:outline-level-style text:level="3"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Finn</meta:initial-creator>
    <meta:creation-date>2007-04-10T21:50:14</meta:creation-date>
    <dc:date>2020-07-12T19:18:55.555000000</dc:date>
    <meta:printed-by>Finn</meta:printed-by>
    <meta:print-date>2007-06-12T20:48:43</meta:print-date>
    <meta:editing-cycles>82</meta:editing-cycles>
    <meta:editing-duration>PT6H49M57S</meta:editing-duration>
    <meta:document-statistic meta:table-count="1" meta:image-count="0" meta:object-count="0" meta:page-count="3" meta:paragraph-count="74" meta:word-count="1442" meta:character-count="8945" meta:non-whitespace-character-count="7570"/>
    <meta:user-defined meta:name="Info 1"/>
    <meta:user-defined meta:name="Info 2"/>
    <meta:user-defined meta:name="Info 3"/>
    <meta:user-defined meta:name="Info 4"/>
  </office:meta>
</office:document-meta>
</file>